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2258428" officeooo:paragraph-rsid="0226d22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4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6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49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27971b1"/>
    </style:style>
    <style:style style:name="P53" style:family="paragraph" style:parent-style-name="Standard">
      <style:text-properties fo:font-size="12pt" fo:font-style="italic" fo:font-weight="normal" officeooo:rsid="0226d22f" officeooo:paragraph-rsid="022cc141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bcc63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2406314" officeooo:paragraph-rsid="02406314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33e4f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size="12pt" fo:font-weight="normal" officeooo:rsid="0248de73" officeooo:paragraph-rsid="0248de73" style:font-size-asian="12pt" style:font-weight-asian="normal" style:font-size-complex="12pt" style:font-weight-complex="normal"/>
    </style:style>
    <style:style style:name="P58" style:family="paragraph" style:parent-style-name="Text_20_body" style:list-style-name="L3">
      <style:paragraph-properties fo:text-align="start" style:justify-single-word="false"/>
      <style:text-properties fo:font-size="12pt" fo:font-weight="normal" officeooo:rsid="026c81d7" officeooo:paragraph-rsid="026c81d7" style:font-size-asian="12pt" style:font-weight-asian="normal" style:font-size-complex="12pt" style:font-weight-complex="normal"/>
    </style:style>
    <style:style style:name="P59" style:family="paragraph" style:parent-style-name="Text_20_body" style:list-style-name="L3">
      <style:paragraph-properties fo:text-align="start" style:justify-single-word="false"/>
      <style:text-properties fo:font-size="12pt" fo:font-weight="normal" officeooo:rsid="026e499b" officeooo:paragraph-rsid="026e499b" style:font-size-asian="12pt" style:font-weight-asian="normal" style:font-size-complex="12pt" style:font-weight-complex="normal"/>
    </style:style>
    <style:style style:name="P60" style:family="paragraph" style:parent-style-name="Text_20_body" style:list-style-name="L4">
      <style:paragraph-properties fo:text-align="start" style:justify-single-word="false"/>
      <style:text-properties fo:font-size="12pt" fo:font-weight="normal" officeooo:rsid="02636d71" officeooo:paragraph-rsid="026a24e7" style:font-size-asian="12pt" style:font-weight-asian="normal" style:font-size-complex="12pt" style:font-weight-complex="normal"/>
    </style:style>
    <style:style style:name="P61" style:family="paragraph" style:parent-style-name="Text_20_body" style:list-style-name="L5">
      <style:paragraph-properties fo:text-align="start" style:justify-single-word="false"/>
      <style:text-properties fo:font-size="12pt" fo:font-weight="normal" officeooo:rsid="024cd78f" officeooo:paragraph-rsid="024cd78f" style:font-size-asian="12pt" style:font-weight-asian="normal" style:font-size-complex="12pt" style:font-weight-complex="normal"/>
    </style:style>
    <style:style style:name="P62" style:family="paragraph" style:parent-style-name="Text_20_body" style:list-style-name="L5">
      <style:paragraph-properties fo:text-align="start" style:justify-single-word="false"/>
      <style:text-properties fo:font-size="12pt" fo:font-weight="normal" officeooo:rsid="02529317" officeooo:paragraph-rsid="02529317" style:font-size-asian="12pt" style:font-weight-asian="normal" style:font-size-complex="12pt" style:font-weight-complex="normal"/>
    </style:style>
    <style:style style:name="P63" style:family="paragraph" style:parent-style-name="Text_20_body" style:list-style-name="L5">
      <style:paragraph-properties fo:text-align="start" style:justify-single-word="false"/>
      <style:text-properties fo:font-size="12pt" fo:font-style="normal" fo:font-weight="normal" officeooo:rsid="025bac1c" officeooo:paragraph-rsid="025bac1c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>
      <style:text-properties fo:font-size="13pt" fo:font-weight="bold" officeooo:rsid="0013b65c" officeooo:paragraph-rsid="027eff5c" style:font-size-asian="11.3500003814697pt" style:font-weight-asian="bold" style:font-size-complex="13pt" style:font-weight-complex="bold"/>
    </style:style>
    <style:style style:name="P66" style:family="paragraph" style:parent-style-name="Standard" style:list-style-name="L6">
      <style:text-properties fo:font-size="13pt" fo:font-weight="bold" officeooo:rsid="02801402" officeooo:paragraph-rsid="02801402" style:font-size-asian="11.3500003814697pt" style:font-weight-asian="bold" style:font-size-complex="13pt" style:font-weight-complex="bold"/>
    </style:style>
    <style:style style:name="P67" style:family="paragraph" style:parent-style-name="Standard" style:list-style-name="L7">
      <style:text-properties fo:font-size="12pt" fo:font-weight="bold" officeooo:rsid="02801402" officeooo:paragraph-rsid="02801402" style:font-size-asian="12pt" style:font-weight-asian="bold" style:font-size-complex="12pt" style:font-weight-complex="bold"/>
    </style:style>
    <style:style style:name="P68" style:family="paragraph" style:parent-style-name="Standard" style:list-style-name="L7">
      <style:text-properties fo:font-size="12pt" fo:font-weight="normal" officeooo:rsid="0282a214" officeooo:paragraph-rsid="0282a214" style:font-size-asian="12pt" style:font-weight-asian="normal" style:font-size-complex="12pt" style:font-weight-complex="normal"/>
    </style:style>
    <style:style style:name="P69" style:family="paragraph" style:parent-style-name="Standard" style:list-style-name="L7">
      <style:text-properties officeooo:paragraph-rsid="028dfbf3"/>
    </style:style>
    <style:style style:name="P70" style:family="paragraph" style:parent-style-name="Standard" style:list-style-name="L8">
      <style:text-properties fo:font-size="12pt" fo:font-weight="normal" officeooo:rsid="029067ca" officeooo:paragraph-rsid="029067ca" style:font-size-asian="12pt" style:font-weight-asian="normal" style:font-size-complex="12pt" style:font-weight-complex="normal"/>
    </style:style>
    <style:style style:name="P71" style:family="paragraph" style:parent-style-name="Standard" style:list-style-name="L8">
      <style:text-properties fo:font-size="12pt" fo:font-weight="normal" officeooo:rsid="02913a5f" officeooo:paragraph-rsid="02913a5f" style:font-size-asian="12pt" style:font-weight-asian="normal" style:font-size-complex="12pt" style:font-weight-complex="normal"/>
    </style:style>
    <style:style style:name="P72" style:family="paragraph" style:parent-style-name="Standard" style:list-style-name="L7">
      <style:text-properties fo:font-size="12pt" fo:font-weight="normal" officeooo:rsid="0296d855" officeooo:paragraph-rsid="0296d855" style:font-size-asian="12pt" style:font-weight-asian="normal" style:font-size-complex="12pt" style:font-weight-complex="normal"/>
    </style:style>
    <style:style style:name="P73" style:family="paragraph" style:parent-style-name="Standard" style:list-style-name="L7">
      <style:text-properties fo:font-size="12pt" fo:font-weight="normal" officeooo:rsid="029b95c3" officeooo:paragraph-rsid="029b95c3" style:font-size-asian="12pt" style:font-weight-asian="normal" style:font-size-complex="12pt" style:font-weight-complex="normal"/>
    </style:style>
    <style:style style:name="P74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75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76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77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78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79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80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81" style:family="paragraph" style:parent-style-name="Text_20_body">
      <style:paragraph-properties fo:text-align="start" style:justify-single-word="false"/>
      <style:text-properties officeooo:paragraph-rsid="001756f7"/>
    </style:style>
    <style:style style:name="P82" style:family="paragraph" style:parent-style-name="Text_20_body">
      <style:text-properties officeooo:rsid="02e82a24" officeooo:paragraph-rsid="001756f7" style:font-size-asian="12pt"/>
    </style:style>
    <style:style style:name="P83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84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85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86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87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88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89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90" style:family="paragraph" style:parent-style-name="Text_20_body">
      <style:text-properties officeooo:rsid="02e82a24" officeooo:paragraph-rsid="00bb0ca2" style:font-size-asian="12pt"/>
    </style:style>
    <style:style style:name="P91" style:family="paragraph" style:parent-style-name="Text_20_body">
      <style:text-properties fo:font-weight="bold" officeooo:rsid="0264fa82" officeooo:paragraph-rsid="0264fa82" style:font-size-asian="12pt" style:font-weight-asian="bold" style:font-weight-complex="bold"/>
    </style:style>
    <style:style style:name="P92" style:family="paragraph" style:parent-style-name="Text_20_body">
      <style:text-properties fo:font-weight="normal" officeooo:rsid="0264fa82" officeooo:paragraph-rsid="0264fa82" style:font-size-asian="12pt" style:font-weight-asian="normal" style:font-weight-complex="normal"/>
    </style:style>
    <style:style style:name="P93" style:family="paragraph" style:parent-style-name="Text_20_body">
      <style:text-properties fo:font-weight="bold" officeooo:rsid="0283391a" officeooo:paragraph-rsid="0283391a" style:font-size-asian="12pt" style:font-weight-asian="bold" style:font-weight-complex="bold"/>
    </style:style>
    <style:style style:name="P94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95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96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97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98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99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100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101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102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103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104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105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106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107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108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109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110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111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112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113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114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P115" style:family="paragraph" style:parent-style-name="Standard">
      <style:text-properties fo:font-size="13pt" fo:font-style="normal" fo:font-weight="normal" officeooo:rsid="020cbb82" officeooo:paragraph-rsid="020ac8f5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fo:font-style="italic" officeooo:rsid="01bee39e" style:font-size-asian="12pt" style:font-style-asian="italic" style:font-style-complex="italic"/>
    </style:style>
    <style:style style:name="T6" style:family="text">
      <style:text-properties fo:font-style="italic" officeooo:rsid="01de4cea" style:font-style-asian="italic" style:font-style-complex="italic"/>
    </style:style>
    <style:style style:name="T7" style:family="text">
      <style:text-properties fo:font-style="italic" officeooo:rsid="01e3a981" style:font-style-asian="italic" style:font-style-complex="italic"/>
    </style:style>
    <style:style style:name="T8" style:family="text">
      <style:text-properties fo:font-style="italic" officeooo:rsid="01de4cea" style:font-size-asian="12pt" style:font-style-asian="italic" style:font-style-complex="italic"/>
    </style:style>
    <style:style style:name="T9" style:family="text">
      <style:text-properties fo:font-style="normal" style:font-size-asian="12pt" style:font-style-asian="normal" style:font-style-complex="normal"/>
    </style:style>
    <style:style style:name="T10" style:family="text">
      <style:text-properties fo:font-style="italic" officeooo:rsid="0226d22f" style:font-size-asian="12pt" style:font-style-asian="italic" style:font-style-complex="italic"/>
    </style:style>
    <style:style style:name="T11" style:family="text">
      <style:text-properties fo:font-style="italic" officeooo:rsid="01e6cb24" style:font-size-asian="12pt" style:font-style-asian="italic" style:font-style-complex="italic"/>
    </style:style>
    <style:style style:name="T12" style:family="text">
      <style:text-properties fo:font-style="italic" fo:font-weight="bold" officeooo:rsid="01e6cb24" style:font-size-asian="12pt" style:font-style-asian="italic" style:font-weight-asian="bold" style:font-style-complex="italic" style:font-weight-complex="bold"/>
    </style:style>
    <style:style style:name="T13" style:family="text">
      <style:text-properties fo:font-style="normal" officeooo:rsid="0226d22f" style:font-size-asian="12pt" style:font-style-asian="normal" style:font-style-complex="normal"/>
    </style:style>
    <style:style style:name="T14" style:family="text">
      <style:text-properties fo:font-style="normal" officeooo:rsid="02288be6" style:font-size-asian="12pt" style:font-style-asian="normal" style:font-style-complex="normal"/>
    </style:style>
    <style:style style:name="T15" style:family="text">
      <style:text-properties fo:font-style="normal" officeooo:rsid="022a167e" style:font-size-asian="12pt" style:font-style-asian="normal" style:font-style-complex="normal"/>
    </style:style>
    <style:style style:name="T16" style:family="text">
      <style:text-properties fo:font-style="normal" officeooo:rsid="022b5362" style:font-size-asian="12pt" style:font-style-asian="normal" style:font-style-complex="normal"/>
    </style:style>
    <style:style style:name="T17" style:family="text">
      <style:text-properties fo:font-style="normal" officeooo:rsid="022a31de" style:font-size-asian="12pt" style:font-style-asian="normal" style:font-style-complex="normal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6dd8c6"/>
    </style:style>
    <style:style style:name="T46" style:family="text">
      <style:text-properties officeooo:rsid="00566019"/>
    </style:style>
    <style:style style:name="T47" style:family="text">
      <style:text-properties officeooo:rsid="006fd21e"/>
    </style:style>
    <style:style style:name="T48" style:family="text">
      <style:text-properties officeooo:rsid="00161290"/>
    </style:style>
    <style:style style:name="T49" style:family="text">
      <style:text-properties officeooo:rsid="00a10cf9"/>
    </style:style>
    <style:style style:name="T50" style:family="text">
      <style:text-properties officeooo:rsid="011c7dfe"/>
    </style:style>
    <style:style style:name="T51" style:family="text">
      <style:text-properties officeooo:rsid="017176e6"/>
    </style:style>
    <style:style style:name="T52" style:family="text">
      <style:text-properties officeooo:rsid="01766083"/>
    </style:style>
    <style:style style:name="T53" style:family="text">
      <style:text-properties officeooo:rsid="0180d41a"/>
    </style:style>
    <style:style style:name="T54" style:family="text">
      <style:text-properties officeooo:rsid="012585c0"/>
    </style:style>
    <style:style style:name="T55" style:family="text">
      <style:text-properties officeooo:rsid="01291c48"/>
    </style:style>
    <style:style style:name="T56" style:family="text">
      <style:text-properties fo:font-style="italic" officeooo:rsid="0126ca2f" style:font-style-asian="italic" style:font-style-complex="italic"/>
    </style:style>
    <style:style style:name="T57" style:family="text">
      <style:text-properties officeooo:rsid="0126ca2f"/>
    </style:style>
    <style:style style:name="T58" style:family="text">
      <style:text-properties officeooo:rsid="012c70f9"/>
    </style:style>
    <style:style style:name="T59" style:family="text">
      <style:text-properties officeooo:rsid="012fe788"/>
    </style:style>
    <style:style style:name="T60" style:family="text">
      <style:text-properties officeooo:rsid="012fbf50"/>
    </style:style>
    <style:style style:name="T61" style:family="text">
      <style:text-properties fo:font-style="italic" officeooo:rsid="012fbf50" style:font-style-asian="italic" style:font-style-complex="italic"/>
    </style:style>
    <style:style style:name="T62" style:family="text">
      <style:text-properties officeooo:rsid="01379188"/>
    </style:style>
    <style:style style:name="T63" style:family="text">
      <style:text-properties officeooo:rsid="01397764"/>
    </style:style>
    <style:style style:name="T64" style:family="text">
      <style:text-properties officeooo:rsid="01416b85"/>
    </style:style>
    <style:style style:name="T65" style:family="text">
      <style:text-properties fo:font-style="italic" officeooo:rsid="01379188" style:font-style-asian="italic" style:font-style-complex="italic"/>
    </style:style>
    <style:style style:name="T66" style:family="text">
      <style:text-properties officeooo:rsid="013a7351"/>
    </style:style>
    <style:style style:name="T67" style:family="text">
      <style:text-properties officeooo:rsid="013c0b10"/>
    </style:style>
    <style:style style:name="T68" style:family="text">
      <style:text-properties officeooo:rsid="0143986e"/>
    </style:style>
    <style:style style:name="T69" style:family="text">
      <style:text-properties officeooo:rsid="0143dc90"/>
    </style:style>
    <style:style style:name="T70" style:family="text">
      <style:text-properties fo:font-style="italic" officeooo:rsid="013a7351" style:font-style-asian="italic" style:font-style-complex="italic"/>
    </style:style>
    <style:style style:name="T71" style:family="text">
      <style:text-properties fo:font-style="italic" officeooo:rsid="01473d7b" style:font-style-asian="italic" style:font-style-complex="italic"/>
    </style:style>
    <style:style style:name="T72" style:family="text">
      <style:text-properties fo:font-style="normal" officeooo:rsid="013d9a4e" style:font-style-asian="normal" style:font-style-complex="normal"/>
    </style:style>
    <style:style style:name="T73" style:family="text">
      <style:text-properties fo:font-style="italic" officeooo:rsid="013d9a4e" style:font-style-asian="italic" style:font-style-complex="italic"/>
    </style:style>
    <style:style style:name="T74" style:family="text">
      <style:text-properties fo:font-style="italic" officeooo:rsid="0145b755" style:font-style-asian="italic" style:font-style-complex="italic"/>
    </style:style>
    <style:style style:name="T75" style:family="text">
      <style:text-properties officeooo:rsid="0182cdbf"/>
    </style:style>
    <style:style style:name="T76" style:family="text">
      <style:text-properties officeooo:rsid="01598063"/>
    </style:style>
    <style:style style:name="T77" style:family="text">
      <style:text-properties officeooo:rsid="0182c432"/>
    </style:style>
    <style:style style:name="T78" style:family="text">
      <style:text-properties officeooo:rsid="01176440"/>
    </style:style>
    <style:style style:name="T79" style:family="text">
      <style:text-properties officeooo:rsid="00aafeaa"/>
    </style:style>
    <style:style style:name="T80" style:family="text">
      <style:text-properties fo:font-style="italic" officeooo:rsid="00aafeaa" style:font-style-asian="italic" style:font-style-complex="italic"/>
    </style:style>
    <style:style style:name="T81" style:family="text">
      <style:text-properties fo:font-style="italic" officeooo:rsid="00a94e53" style:font-style-asian="italic" style:font-style-complex="italic"/>
    </style:style>
    <style:style style:name="T82" style:family="text">
      <style:text-properties officeooo:rsid="00a41b4b"/>
    </style:style>
    <style:style style:name="T83" style:family="text">
      <style:text-properties officeooo:rsid="00afc91b"/>
    </style:style>
    <style:style style:name="T84" style:family="text">
      <style:text-properties officeooo:rsid="00b6670c"/>
    </style:style>
    <style:style style:name="T85" style:family="text">
      <style:text-properties officeooo:rsid="00b42c09"/>
    </style:style>
    <style:style style:name="T86" style:family="text">
      <style:text-properties fo:font-style="italic" officeooo:rsid="00b42c09" style:font-style-asian="italic" style:font-style-complex="italic"/>
    </style:style>
    <style:style style:name="T87" style:family="text">
      <style:text-properties fo:font-style="normal" officeooo:rsid="00b7be61" style:font-style-asian="normal" style:font-style-complex="normal"/>
    </style:style>
    <style:style style:name="T88" style:family="text">
      <style:text-properties fo:font-style="normal" officeooo:rsid="00b96520" style:font-style-asian="normal" style:font-style-complex="normal"/>
    </style:style>
    <style:style style:name="T89" style:family="text">
      <style:text-properties fo:font-style="normal" officeooo:rsid="00be7762" style:font-style-asian="normal" style:font-style-complex="normal"/>
    </style:style>
    <style:style style:name="T90" style:family="text">
      <style:text-properties fo:font-style="italic" officeooo:rsid="00be7762" style:font-style-asian="italic" style:font-style-complex="italic"/>
    </style:style>
    <style:style style:name="T91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2" style:family="text">
      <style:text-properties fo:font-style="italic" officeooo:rsid="02e82a24" style:font-style-asian="italic" style:font-style-complex="italic"/>
    </style:style>
    <style:style style:name="T93" style:family="text">
      <style:text-properties fo:font-style="italic" officeooo:rsid="00bb3130" style:font-style-asian="italic" style:font-style-complex="italic"/>
    </style:style>
    <style:style style:name="T94" style:family="text">
      <style:text-properties officeooo:rsid="011eca85"/>
    </style:style>
    <style:style style:name="T95" style:family="text">
      <style:text-properties officeooo:rsid="00a491f2"/>
    </style:style>
    <style:style style:name="T96" style:family="text">
      <style:text-properties officeooo:rsid="01181573"/>
    </style:style>
    <style:style style:name="T97" style:family="text">
      <style:text-properties officeooo:rsid="01238a23"/>
    </style:style>
    <style:style style:name="T98" style:family="text">
      <style:text-properties officeooo:rsid="00d54cc6"/>
    </style:style>
    <style:style style:name="T99" style:family="text">
      <style:text-properties officeooo:rsid="016a5dd3"/>
    </style:style>
    <style:style style:name="T100" style:family="text">
      <style:text-properties officeooo:rsid="015dcead"/>
    </style:style>
    <style:style style:name="T101" style:family="text">
      <style:text-properties officeooo:rsid="015c43d4"/>
    </style:style>
    <style:style style:name="T102" style:family="text">
      <style:text-properties officeooo:rsid="018559e3"/>
    </style:style>
    <style:style style:name="T103" style:family="text">
      <style:text-properties officeooo:rsid="018796e8"/>
    </style:style>
    <style:style style:name="T104" style:family="text">
      <style:text-properties officeooo:rsid="018a41e4"/>
    </style:style>
    <style:style style:name="T105" style:family="text">
      <style:text-properties officeooo:rsid="015ec1f4"/>
    </style:style>
    <style:style style:name="T106" style:family="text">
      <style:text-properties officeooo:rsid="01779885"/>
    </style:style>
    <style:style style:name="T107" style:family="text">
      <style:text-properties officeooo:rsid="0199bbd4"/>
    </style:style>
    <style:style style:name="T108" style:family="text">
      <style:text-properties style:text-position="super 58%" officeooo:rsid="0199bbd4"/>
    </style:style>
    <style:style style:name="T109" style:family="text">
      <style:text-properties officeooo:rsid="019b15fb"/>
    </style:style>
    <style:style style:name="T110" style:family="text">
      <style:text-properties officeooo:rsid="017e099a"/>
    </style:style>
    <style:style style:name="T111" style:family="text">
      <style:text-properties officeooo:rsid="01605e78"/>
    </style:style>
    <style:style style:name="T112" style:family="text">
      <style:text-properties officeooo:rsid="016cc309"/>
    </style:style>
    <style:style style:name="T113" style:family="text">
      <style:text-properties officeooo:rsid="018bb5c3"/>
    </style:style>
    <style:style style:name="T114" style:family="text">
      <style:text-properties officeooo:rsid="018cbb79"/>
    </style:style>
    <style:style style:name="T115" style:family="text">
      <style:text-properties officeooo:rsid="018fd19b"/>
    </style:style>
    <style:style style:name="T116" style:family="text">
      <style:text-properties officeooo:rsid="0190b7c6"/>
    </style:style>
    <style:style style:name="T117" style:family="text">
      <style:text-properties officeooo:rsid="0191ee3f"/>
    </style:style>
    <style:style style:name="T118" style:family="text">
      <style:text-properties officeooo:rsid="0194d572"/>
    </style:style>
    <style:style style:name="T119" style:family="text">
      <style:text-properties officeooo:rsid="0198c05a"/>
    </style:style>
    <style:style style:name="T120" style:family="text">
      <style:text-properties officeooo:rsid="0194da3a"/>
    </style:style>
    <style:style style:name="T121" style:family="text">
      <style:text-properties officeooo:rsid="016e1188"/>
    </style:style>
    <style:style style:name="T122" style:family="text">
      <style:text-properties officeooo:rsid="016f66e9"/>
    </style:style>
    <style:style style:name="T123" style:family="text">
      <style:text-properties officeooo:rsid="017f9f98"/>
    </style:style>
    <style:style style:name="T124" style:family="text">
      <style:text-properties officeooo:rsid="019eae09"/>
    </style:style>
    <style:style style:name="T125" style:family="text">
      <style:text-properties officeooo:rsid="01d3a713"/>
    </style:style>
    <style:style style:name="T126" style:family="text">
      <style:text-properties officeooo:rsid="01a48b7c"/>
    </style:style>
    <style:style style:name="T127" style:family="text">
      <style:text-properties officeooo:rsid="01bd2fff"/>
    </style:style>
    <style:style style:name="T128" style:family="text">
      <style:text-properties officeooo:rsid="01bee39e"/>
    </style:style>
    <style:style style:name="T129" style:family="text">
      <style:text-properties officeooo:rsid="01c51061"/>
    </style:style>
    <style:style style:name="T130" style:family="text">
      <style:text-properties fo:font-style="italic" officeooo:rsid="01c26cd7" style:font-style-asian="italic" style:font-style-complex="italic"/>
    </style:style>
    <style:style style:name="T131" style:family="text">
      <style:text-properties fo:font-style="italic" officeooo:rsid="01c21af7" style:font-style-asian="italic" style:font-style-complex="italic"/>
    </style:style>
    <style:style style:name="T132" style:family="text">
      <style:text-properties officeooo:rsid="01cacbe0"/>
    </style:style>
    <style:style style:name="T133" style:family="text">
      <style:text-properties officeooo:rsid="021abad6"/>
    </style:style>
    <style:style style:name="T134" style:family="text">
      <style:text-properties officeooo:rsid="02228266"/>
    </style:style>
    <style:style style:name="T135" style:family="text">
      <style:text-properties officeooo:rsid="01c64013"/>
    </style:style>
    <style:style style:name="T136" style:family="text">
      <style:text-properties officeooo:rsid="01ca5900"/>
    </style:style>
    <style:style style:name="T137" style:family="text">
      <style:text-properties officeooo:rsid="01f9ced3"/>
    </style:style>
    <style:style style:name="T138" style:family="text">
      <style:text-properties officeooo:rsid="01c8ba2d"/>
    </style:style>
    <style:style style:name="T139" style:family="text">
      <style:text-properties officeooo:rsid="02023cdb"/>
    </style:style>
    <style:style style:name="T140" style:family="text">
      <style:text-properties fo:font-style="italic" officeooo:rsid="01cacbe0" style:font-style-asian="italic" style:font-style-complex="italic"/>
    </style:style>
    <style:style style:name="T141" style:family="text">
      <style:text-properties fo:font-style="italic" officeooo:rsid="01f8b30c" style:font-style-asian="italic" style:font-style-complex="italic"/>
    </style:style>
    <style:style style:name="T142" style:family="text">
      <style:text-properties fo:font-style="italic" officeooo:rsid="01f6b79a" style:font-style-asian="italic" style:font-style-complex="italic"/>
    </style:style>
    <style:style style:name="T143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4" style:family="text">
      <style:text-properties officeooo:rsid="01f8b30c"/>
    </style:style>
    <style:style style:name="T145" style:family="text">
      <style:text-properties officeooo:rsid="0220da76"/>
    </style:style>
    <style:style style:name="T146" style:family="text">
      <style:text-properties officeooo:rsid="022329e7"/>
    </style:style>
    <style:style style:name="T147" style:family="text">
      <style:text-properties officeooo:rsid="01cc0b61"/>
    </style:style>
    <style:style style:name="T148" style:family="text">
      <style:text-properties officeooo:rsid="01efd146"/>
    </style:style>
    <style:style style:name="T149" style:family="text">
      <style:text-properties officeooo:rsid="01f08fe1"/>
    </style:style>
    <style:style style:name="T150" style:family="text">
      <style:text-properties fo:font-style="italic" officeooo:rsid="01ee78d3" style:font-style-asian="italic" style:font-style-complex="italic"/>
    </style:style>
    <style:style style:name="T151" style:family="text">
      <style:text-properties fo:font-style="italic" officeooo:rsid="021ae482" style:font-style-asian="italic" style:font-style-complex="italic"/>
    </style:style>
    <style:style style:name="T152" style:family="text">
      <style:text-properties officeooo:rsid="020ac8f5"/>
    </style:style>
    <style:style style:name="T153" style:family="text">
      <style:text-properties fo:font-style="italic" officeooo:rsid="020f94cd" style:font-style-asian="italic" style:font-style-complex="italic"/>
    </style:style>
    <style:style style:name="T154" style:family="text">
      <style:text-properties fo:font-style="italic" officeooo:rsid="020ac8f5" style:font-style-asian="italic" style:font-style-complex="italic"/>
    </style:style>
    <style:style style:name="T155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56" style:family="text">
      <style:text-properties fo:font-style="normal" officeooo:rsid="027affc8" style:font-style-asian="normal" style:font-style-complex="normal"/>
    </style:style>
    <style:style style:name="T157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2256eab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22cae13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22e0a9f" style:font-size-asian="12pt" style:font-weight-asian="normal" style:font-size-complex="12pt" style:font-weight-complex="normal"/>
    </style:style>
    <style:style style:name="T165" style:family="text">
      <style:text-properties fo:font-size="12pt" fo:font-weight="normal" officeooo:rsid="02777a4c" style:font-size-asian="12pt" style:font-weight-asian="normal" style:font-size-complex="12pt" style:font-weight-complex="normal"/>
    </style:style>
    <style:style style:name="T166" style:family="text">
      <style:text-properties fo:font-size="12pt" fo:font-style="italic" fo:font-weight="normal" officeooo:rsid="0226d22f" style:font-size-asian="12pt" style:font-style-asian="italic" style:font-weight-asian="normal" style:font-size-complex="12pt" style:font-style-complex="italic" style:font-weight-complex="normal"/>
    </style:style>
    <style:style style:name="T167" style:family="text">
      <style:text-properties fo:font-size="12pt" fo:font-style="italic" fo:font-weight="normal" officeooo:rsid="01e6cb24" style:font-size-asian="12pt" style:font-style-asian="italic" style:font-weight-asian="normal" style:font-size-complex="12pt" style:font-style-complex="italic" style:font-weight-complex="normal"/>
    </style:style>
    <style:style style:name="T168" style:family="text">
      <style:text-properties fo:font-size="12pt" fo:font-style="italic" fo:font-weight="bold" officeooo:rsid="01e6cb24" style:font-size-asian="12pt" style:font-style-asian="italic" style:font-weight-asian="bold" style:font-size-complex="12pt" style:font-style-complex="italic" style:font-weight-complex="bold"/>
    </style:style>
    <style:style style:name="T169" style:family="text">
      <style:text-properties fo:font-size="12pt" fo:font-style="italic" fo:font-weight="normal" officeooo:rsid="022cc141" style:font-size-asian="12pt" style:font-style-asian="italic" style:font-weight-asian="normal" style:font-size-complex="12pt" style:font-style-complex="italic" style:font-weight-complex="normal"/>
    </style:style>
    <style:style style:name="T170" style:family="text">
      <style:text-properties fo:font-size="12pt" fo:font-style="italic" fo:font-weight="normal" officeooo:rsid="02777a4c" style:font-size-asian="12pt" style:font-style-asian="italic" style:font-weight-asian="normal" style:font-size-complex="12pt" style:font-style-complex="italic" style:font-weight-complex="normal"/>
    </style:style>
    <style:style style:name="T171" style:family="text">
      <style:text-properties officeooo:rsid="0231f355"/>
    </style:style>
    <style:style style:name="T172" style:family="text">
      <style:text-properties officeooo:rsid="0230ae95"/>
    </style:style>
    <style:style style:name="T173" style:family="text">
      <style:text-properties officeooo:rsid="027b5c11"/>
    </style:style>
    <style:style style:name="T174" style:family="text">
      <style:text-properties officeooo:rsid="02333e4f"/>
    </style:style>
    <style:style style:name="T175" style:family="text">
      <style:text-properties officeooo:rsid="0239ee93"/>
    </style:style>
    <style:style style:name="T176" style:family="text">
      <style:text-properties officeooo:rsid="023bcc63"/>
    </style:style>
    <style:style style:name="T177" style:family="text">
      <style:text-properties officeooo:rsid="023e6ac0"/>
    </style:style>
    <style:style style:name="T178" style:family="text">
      <style:text-properties officeooo:rsid="02406314"/>
    </style:style>
    <style:style style:name="T179" style:family="text">
      <style:text-properties officeooo:rsid="0241bb73"/>
    </style:style>
    <style:style style:name="T180" style:family="text">
      <style:text-properties officeooo:rsid="02461c7d"/>
    </style:style>
    <style:style style:name="T181" style:family="text">
      <style:text-properties officeooo:rsid="0247f882"/>
    </style:style>
    <style:style style:name="T182" style:family="text">
      <style:text-properties officeooo:rsid="027d305f"/>
    </style:style>
    <style:style style:name="T183" style:family="text">
      <style:text-properties officeooo:rsid="02743d47"/>
    </style:style>
    <style:style style:name="T184" style:family="text">
      <style:text-properties officeooo:rsid="02636d71"/>
    </style:style>
    <style:style style:name="T185" style:family="text">
      <style:text-properties officeooo:rsid="0264fa82"/>
    </style:style>
    <style:style style:name="T186" style:family="text">
      <style:text-properties officeooo:rsid="026a24e7"/>
    </style:style>
    <style:style style:name="T187" style:family="text">
      <style:text-properties fo:font-weight="bold" officeooo:rsid="0264fa82" style:font-weight-asian="bold" style:font-weight-complex="bold"/>
    </style:style>
    <style:style style:name="T188" style:family="text">
      <style:text-properties officeooo:rsid="024c22ce"/>
    </style:style>
    <style:style style:name="T189" style:family="text">
      <style:text-properties officeooo:rsid="024fe32b"/>
    </style:style>
    <style:style style:name="T190" style:family="text">
      <style:text-properties fo:font-style="italic" officeooo:rsid="024fe32b" style:font-style-asian="italic" style:font-style-complex="italic"/>
    </style:style>
    <style:style style:name="T191" style:family="text">
      <style:text-properties officeooo:rsid="02509dc7"/>
    </style:style>
    <style:style style:name="T192" style:family="text">
      <style:text-properties officeooo:rsid="027eff5c"/>
    </style:style>
    <style:style style:name="T193" style:family="text">
      <style:text-properties fo:font-size="12pt" fo:font-weight="normal" officeooo:rsid="02852ada" style:font-size-asian="12pt" style:font-weight-asian="normal" style:font-size-complex="12pt" style:font-weight-complex="normal"/>
    </style:style>
    <style:style style:name="T194" style:family="text">
      <style:text-properties fo:font-size="12pt" fo:font-weight="normal" officeooo:rsid="0287749d" style:font-size-asian="12pt" style:font-weight-asian="normal" style:font-size-complex="12pt" style:font-weight-complex="normal"/>
    </style:style>
    <style:style style:name="T195" style:family="text">
      <style:text-properties fo:font-size="12pt" fo:font-weight="normal" officeooo:rsid="0285a497" style:font-size-asian="12pt" style:font-weight-asian="normal" style:font-size-complex="12pt" style:font-weight-complex="normal"/>
    </style:style>
    <style:style style:name="T196" style:family="text">
      <style:text-properties fo:font-size="12pt" fo:font-weight="normal" officeooo:rsid="028848c6" style:font-size-asian="12pt" style:font-weight-asian="normal" style:font-size-complex="12pt" style:font-weight-complex="normal"/>
    </style:style>
    <style:style style:name="T197" style:family="text">
      <style:text-properties fo:font-size="12pt" fo:font-weight="normal" officeooo:rsid="0292d311" style:font-size-asian="12pt" style:font-weight-asian="normal" style:font-size-complex="12pt" style:font-weight-complex="normal"/>
    </style:style>
    <style:style style:name="T198" style:family="text">
      <style:text-properties fo:font-size="12pt" fo:font-weight="normal" officeooo:rsid="02850983" style:font-size-asian="12pt" style:font-weight-asian="normal" style:font-size-complex="12pt" style:font-weight-complex="normal"/>
    </style:style>
    <style:style style:name="T199" style:family="text">
      <style:text-properties fo:font-size="12pt" fo:font-style="italic" fo:font-weight="normal" officeooo:rsid="02850983" style:font-size-asian="12pt" style:font-style-asian="italic" style:font-weight-asian="normal" style:font-size-complex="12pt" style:font-style-complex="italic" style:font-weight-complex="normal"/>
    </style:style>
    <style:style style:name="T200" style:family="text">
      <style:text-properties fo:font-size="12pt" fo:font-style="italic" fo:font-weight="normal" officeooo:rsid="0283391a" style:font-size-asian="12pt" style:font-style-asian="italic" style:font-weight-asian="normal" style:font-size-complex="12pt" style:font-style-complex="italic" style:font-weight-complex="normal"/>
    </style:style>
    <style:style style:name="T201" style:family="text">
      <style:text-properties fo:font-size="12pt" fo:font-style="italic" fo:font-weight="bold" officeooo:rsid="0283391a" style:font-size-asian="12pt" style:font-style-asian="italic" style:font-weight-asian="bold" style:font-size-complex="12pt" style:font-style-complex="italic" style:font-weight-complex="bold"/>
    </style:style>
    <style:style style:name="T202" style:family="text">
      <style:text-properties officeooo:rsid="02913a5f"/>
    </style:style>
    <style:style style:name="T203" style:family="text">
      <style:text-properties officeooo:rsid="0298b078"/>
    </style:style>
    <style:style style:name="T204" style:family="text">
      <style:text-properties officeooo:rsid="02992126"/>
    </style:style>
    <style:style style:name="T205" style:family="text">
      <style:text-properties officeooo:rsid="029aafe2"/>
    </style:style>
    <style:style style:name="T206" style:family="text">
      <style:text-properties officeooo:rsid="029d2773"/>
    </style:style>
    <style:style style:name="T207" style:family="text">
      <style:text-properties officeooo:rsid="028270bf"/>
    </style:style>
    <style:style style:name="T208" style:family="text">
      <style:text-properties fo:font-weight="normal" officeooo:rsid="028270bf" style:font-weight-asian="normal" style:font-weight-complex="normal"/>
    </style:style>
    <style:style style:name="T209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210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211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212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213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214" style:family="text">
      <style:text-properties officeooo:rsid="038d9d4d"/>
    </style:style>
    <style:style style:name="T215" style:family="text">
      <style:text-properties officeooo:rsid="038dd9cf"/>
    </style:style>
    <style:style style:name="T216" style:family="text">
      <style:text-properties officeooo:rsid="0025668c"/>
    </style:style>
    <style:style style:name="T217" style:family="text">
      <style:text-properties fo:font-weight="normal" style:font-weight-asian="normal" style:font-weight-complex="normal"/>
    </style:style>
    <style:style style:name="T2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9" style:family="text">
      <style:text-properties fo:font-weight="normal" officeooo:rsid="01e97238" style:font-weight-asian="normal" style:font-weight-complex="normal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3" style:family="text">
      <style:text-properties fo:font-style="normal" style:font-style-asian="normal" style:font-style-complex="normal"/>
    </style:style>
    <style:style style:name="T224" style:family="text">
      <style:text-properties officeooo:rsid="00bb3130"/>
    </style:style>
    <style:style style:name="T225" style:family="text">
      <style:text-properties officeooo:rsid="00bc8fae"/>
    </style:style>
    <style:style style:name="T226" style:family="text">
      <style:text-properties officeooo:rsid="026b9f6d"/>
    </style:style>
    <style:style style:name="T227" style:family="text">
      <style:text-properties fo:font-style="normal" fo:font-weight="normal" officeooo:rsid="0266cacd" style:font-style-asian="normal" style:font-weight-asian="normal" style:font-style-complex="normal" style:font-weight-complex="normal"/>
    </style:style>
    <style:style style:name="T228" style:family="text">
      <style:text-properties officeooo:rsid="021c40b7"/>
    </style:style>
    <style:style style:name="T229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230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is the timeline of carrying out critical security updates. One article states that <text:span text:style-name="T5">“</text:span><text:span text:style-name="T3">‘Critical’ patches </text:span><text:span text:style-name="T6">[should </text:span><text:span text:style-name="T7">be</text:span><text:span text:style-name="T6">]</text:span><text:span text:style-name="T3"> deployed within 14 calendar days of a patch becoming available</text:span><text:span text:style-name="T5">” </text:span><text:span text:style-name="T8">(CESG, 2014). </text:span><text:span text:style-name="T9">This advice has since been outdated, and a more immediate timeline of 5 to 14 days has been proposed </text:span><text:span text:style-name="T10">(</text:span><text:span text:style-name="T11">National Cyber Security Centre</text:span><text:span text:style-name="T12">, </text:span><text:span text:style-name="T11">2024</text:span><text:span text:style-name="T10">).</text:span><text:span text:style-name="T13"> </text:span><text:span text:style-name="T14">Ultimately I decided that updated timeline is more appropriate given the urgency of rolling out critical security updates, </text:span><text:span text:style-name="T15">and the </text:span><text:span text:style-name="T16">widespread</text:span><text:span text:style-name="T15"> availability of automated exploit</text:span><text:span text:style-name="T17">ation</text:span><text:span text:style-name="T15"> tools.</text:span></text:p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/>
      <text:p text:style-name="P10"/>
      <text:p text:style-name="P10"><text:soft-page-break/></text:p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3. Future Reflection</text:p>
      <text:p text:style-name="P22">To further improve my workflow in the future, I would also avoid <text:span text:style-name="T45">nicotine</text:span> to keep my heart rate consistent, <text:span text:style-name="T46">instead replacing it with scented candles. </text:span><text:span text:style-name="T47">I would communicate more with my lecturers, asking more questions pertaining to the assessment. </text:span></text:p>
      <text:p text:style-name="P23"/>
      <text:p text:style-name="P10"/>
      <text:p text:style-name="P10"/>
      <text:p text:style-name="P24">Section <text:span text:style-name="T18">2</text:span> – <text:span text:style-name="T48">Ongoing Risk Management</text:span></text:p>
      <text:p text:style-name="P24"/>
      <text:p text:style-name="P24"/>
      <text:p text:style-name="P25"><text:span text:style-name="T49">2</text:span><text:span text:style-name="T18">(</text:span><text:span text:style-name="T49">a</text:span>) – <text:span text:style-name="T49">Monitoring and Alerting Strategy</text:span></text:p>
      <text:p text:style-name="P26"/>
      <text:p text:style-name="P27">Monitoring considerations include:</text:p>
      <text:list text:style-name="L1">
        <text:list-item>
          <text:p text:style-name="P28">Application <text:span text:style-name="T50">U</text:span>ptime</text:p>
          <text:list>
            <text:list-item>
              <text:p text:style-name="P29">Since this system is of critical importance and is required to run continuously, <text:span text:style-name="T51">uptime will be monitored to minimise any downtime. By monitoring uptime, we can configure automated systems (like </text:span><text:span text:style-name="T52">Uptime Kuma</text:span><text:span text:style-name="T51">) to notify us immediately when the server goes down. This will help maximise </text:span><text:span text:style-name="T53">system reliability and effectiveness during rescue operations.</text:span></text:p>
            </text:list-item>
          </text:list>
        </text:list-item>
        <text:list-item>
          <text:p text:style-name="P28">Error <text:span text:style-name="T50">R</text:span>ates </text:p>
          <text:list>
            <text:list-item>
              <text:p text:style-name="P30">Monitoring error rates <text:span text:style-name="T54">by the following categories: </text:span><text:span text:style-name="T55">Success (2xx), </text:span><text:span text:style-name="T54">Redirection (3xx), Client (4xx), Server (5xx) </text:span><text:span text:style-name="T56">(The Postman Team, 2025)</text:span><text:span text:style-name="T57"> </text:span><text:span text:style-name="T55">can help detect the most vulnerable parts of the application </text:span><text:span text:style-name="T58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8">Authentication <text:span text:style-name="T50">F</text:span>ailure <text:span text:style-name="T50">R</text:span>ates</text:p>
          <text:list>
            <text:list-item>
              <text:p text:style-name="P31">This application stores <text:span text:style-name="T59">and processes</text:span> <text:span text:style-name="T60">both </text:span>personal <text:span text:style-name="T60">data defined in article 4(1) </text:span><text:span text:style-name="T61">(GDPR, 2018),</text:span><text:span text:style-name="T60"> and special category personal data defined in article 9(1)</text:span><text:span text:style-name="T61"> (GDPR, 2018)</text:span><text:span text:style-name="T60">. </text:span><text:span text:style-name="T62">To </text:span><text:soft-page-break/><text:span text:style-name="T63">ensure regulatory compliance</text:span><text:span text:style-name="T62">, all personal data </text:span><text:span text:style-name="T64">should</text:span><text:span text:style-name="T62"> be encrypted in storage and in transit, </text:span><text:span text:style-name="T63">and unauthorised access attempts must be closely monitored</text:span><text:span text:style-name="T59"> </text:span><text:span text:style-name="T65">(GDPR 2018, Art. 32)</text:span><text:span text:style-name="T59">. </text:span><text:span text:style-name="T66">If a breach does occur, and an unauthorised actor gains access to this data, we must be able to detect it and notify the </text:span><text:span text:style-name="T67">supervisory authority (Information Commissioner’s office)</text:span><text:span text:style-name="T66"> </text:span><text:span text:style-name="T68">with</text:span><text:span text:style-name="T69">out undue delay, and where feasible, within</text:span><text:span text:style-name="T68"> at most </text:span><text:span text:style-name="T66">72 hours</text:span><text:span text:style-name="T70"> (GDPR, 2018, Art. 33</text:span><text:span text:style-name="T71">(1)</text:span><text:span text:style-name="T70">), </text:span><text:span text:style-name="T72">and the data subjects without undue delay </text:span><text:span text:style-name="T73">(GDPR, 2018, Art. 34</text:span><text:span text:style-name="T74">(1)</text:span><text:span text:style-name="T73">).</text:span></text:p>
            </text:list-item>
          </text:list>
        </text:list-item>
        <text:list-item>
          <text:p text:style-name="P28"><text:span text:style-name="T50">D</text:span>atabase <text:span text:style-name="T50">P</text:span>erformance</text:p>
          <text:list>
            <text:list-item>
              <text:p text:style-name="P32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3">Response Time</text:p>
          <text:list>
            <text:list-item>
              <text:p text:style-name="P34">Maintaining low response time is imperative to sustaining <text:span text:style-name="T75">reliability and effectiveness</text:span>. Response time will be monitored <text:span text:style-name="T76">and </text:span><text:span text:style-name="T77">actionable messages will be sent to users to help them adjust their rescue strategies.</text:span></text:p>
            </text:list-item>
          </text:list>
        </text:list-item>
        <text:list-item>
          <text:p text:style-name="P28"><text:span text:style-name="T50">R</text:span>esource <text:span text:style-name="T50">U</text:span>tilisation</text:p>
        </text:list-item>
      </text:list>
      <text:list text:style-name="L2">
        <text:list-item>
          <text:list>
            <text:list-item>
              <text:p text:style-name="P35"><text:span text:style-name="T78">Personal devices used by rescuers </text:span>may have vastly limited battery capacity, <text:span text:style-name="T79">which is further worsened by poor reception </text:span><text:span text:style-name="T78">in remote regions</text:span><text:span text:style-name="T79"> </text:span><text:span text:style-name="T80">(</text:span><text:span text:style-name="T81">Ning Ding, Daniel Wagner, Xiaomeng Chen, Abhinav Pathak, Y. Charlie Hu, Andrew Rice, 2013</text:span><text:span text:style-name="T80">)</text:span><text:span text:style-name="T3">.</text:span> As such, it is critical that the application monitors its resource utilisation, <text:span text:style-name="T82">in particular its battery consumption </text:span><text:span text:style-name="T83">and battery charge availability</text:span>. <text:span text:style-name="T84">Since this information is tied to a specific rescuer, it falls under the definition of personal data in article </text:span><text:span text:style-name="T85">4(1) </text:span><text:span text:style-name="T86">(GDPR, 2018), </text:span><text:span text:style-name="T87">and a proper legal basis is required for its processing </text:span><text:span text:style-name="T88">as stated in article 6 (GDPR, 2018)</text:span><text:span text:style-name="T87">; in this case </text:span><text:span text:style-name="T89">that would be the lawful basis of contract</text:span><text:span text:style-name="T90"> (</text:span><text:span text:style-name="Strong_20_Emphasis"><text:span text:style-name="T91">Information Commissioner’s Office (ICO), </text:span></text:span><text:span text:style-name="T92">2024</text:span><text:span text:style-name="T93">a</text:span><text:span text:style-name="T92">)</text:span><text:span text:style-name="T86">. <text:s/></text:span><text:span text:style-name="T82">By </text:span><text:span text:style-name="T94">sharing</text:span><text:span text:style-name="T82"> this information </text:span><text:span text:style-name="T94">with</text:span><text:span text:style-name="T82"> other participants, </text:span><text:span text:style-name="T95">we may </text:span><text:span text:style-name="T96">increase the safety of rescuers.</text:span></text:p>
            </text:list-item>
            <text:list-item>
              <text:p text:style-name="P36">Additionally, given low hardware specifications, VPS’ resource utilisation, <text:span text:style-name="T97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7"/>
      <text:p text:style-name="P38">The application features a tiered alerting system. The following thresholds exist:</text:p>
      <text:p text:style-name="P39"/>
      <text:p text:style-name="P40">1. Critical – <text:span text:style-name="T98">Immediate human response required</text:span></text:p>
      <text:p text:style-name="P41">This <text:span text:style-name="T99">alert</text:span> is triggered when there is a critical problem with the system, rendering it inoperable – <text:span text:style-name="T100">Such</text:span><text:span text:style-name="T101"> as </text:span>the server shutting down <text:span text:style-name="T102">for more than 60 minutes, </text:span><text:span text:style-name="T103">database being unreachable, or VPS CPU usage </text:span><text:span text:style-name="T104">staying</text:span><text:span text:style-name="T103"> over 95% for over 10 minutes.</text:span></text:p>
      <text:p text:style-name="P42">Once <text:span text:style-name="T105">detected by </text:span><text:span text:style-name="T106">Uptime Kuma</text:span><text:span text:style-name="T105">, </text:span><text:span text:style-name="T107">an SMS will be sent out immediately via a 3</text:span><text:span text:style-name="T108">rd</text:span><text:span text:style-name="T107"> party provider </text:span><text:span text:style-name="T109">to our volunteer developer</text:span><text:span text:style-name="T107">.</text:span><text:span text:style-name="T110"> </text:span><text:span text:style-name="T111">Rescuers in deployment and team leaders will follow the protocol and fall back on paper map and phone calls until issue is resolved.</text:span></text:p>
      <text:p text:style-name="P43"/>
      <text:p text:style-name="P40">2. Warning – <text:span text:style-name="T98">To be investigated within working hours</text:span></text:p>
      <text:p text:style-name="P44">This alert is triggered when there is an unexpected issue within the application – <text:span text:style-name="T112">Such as unusually high response times </text:span><text:span text:style-name="T113">(e.g. &gt; </text:span><text:span text:style-name="T114">1000</text:span><text:span text:style-name="T113">ms), </text:span><text:span text:style-name="T115">prolonged high VPS CPU usage (e.g. &gt; 80% for over </text:span><text:span text:style-name="T116">10</text:span><text:span text:style-name="T115"> minutes), </text:span><text:span text:style-name="T117">or </text:span><text:span text:style-name="T118">an unusually high rate of server errors (</text:span><text:span text:style-name="T119">e.g. </text:span><text:span text:style-name="T118">5xx rates over 10% </text:span><text:span text:style-name="T120">within last hour</text:span><text:span text:style-name="T118">).</text:span></text:p>
      <text:p text:style-name="P45">In this scenario, <text:span text:style-name="T121">both the application and the web interface</text:span> <text:span text:style-name="T122">will</text:span> be used to issue the alert <text:span text:style-name="T122">to the team leaders, rescuers in deployment, and our developer.</text:span></text:p>
      <text:p text:style-name="P46"/>
      <text:p text:style-name="P46"/>
      <text:p text:style-name="P47">A good monitoring tool given the budget constraints as well as <text:span text:style-name="T123">the </text:span>team size, is Uptime Kuma. This self-hosted tool allows us to send out periodic queries to our API to monitor uptime and issue critical alerts when needed. <text:span text:style-name="T123">It can either be hosted on the same machine as the main server to </text:span><text:soft-page-break/><text:span text:style-name="T123">minimise the costs, or on a low-power single board computer like a Raspberry Pi to separate the failure points.</text:span></text:p>
      <text:p text:style-name="P24"/>
      <text:p text:style-name="P24"/>
      <text:p text:style-name="P48"><text:span text:style-name="T49">2</text:span><text:span text:style-name="T18">(</text:span><text:span text:style-name="T124">b </text:span><text:span text:style-name="T125">| !2b</text:span>) – <text:span text:style-name="T126">Patch and Vulnerability Management</text:span></text:p>
      <text:p text:style-name="P48"/>
      <text:p text:style-name="P49">Patch management within RescueNet must effectively balance security with the constraints of a single developer <text:span text:style-name="T127">and</text:span> a low <text:span text:style-name="T127">operating</text:span> budget. <text:span text:style-name="T128">Due to the absence of a staging environment, a lightweight testing approach is </text:span><text:span text:style-name="T129">recommended</text:span><text:span text:style-name="T128"> </text:span><text:span text:style-name="T130">(</text:span><text:span text:style-name="T131">Trevor Atkins, 2002</text:span><text:span text:style-name="T130">)</text:span><text:span text:style-name="T128">. </text:span></text:p>
      <text:p text:style-name="P49"/>
      <text:p text:style-name="P50"><text:span text:style-name="T132">To minimise downtime, as well as ensure compatibility with the </text:span><text:span text:style-name="T133">planned</text:span><text:span text:style-name="T132"> updates; </text:span><text:span text:style-name="T134">security </text:span><text:span text:style-name="T132">p</text:span><text:span text:style-name="T135">atches, </text:span><text:span text:style-name="T134">operating system updates,</text:span><text:span text:style-name="T135"> </text:span><text:span text:style-name="T136">and </text:span><text:span text:style-name="T134">dependency </text:span><text:span text:style-name="T136">updates</text:span><text:span text:style-name="T135"> should first be tested in </text:span><text:span text:style-name="T137">isolation, in</text:span><text:span text:style-name="T135"> a </text:span><text:span text:style-name="T138">local</text:span><text:span text:style-name="T135"> development environment </text:span><text:span text:style-name="T139">resembling</text:span><text:span text:style-name="T132"> the VPS as closely as possible</text:span><text:span text:style-name="T140"> </text:span><text:span text:style-name="T141">(</text:span><text:span text:style-name="T142">Orca</text:span><text:span text:style-name="T143">, </text:span><text:span text:style-name="T142">n.d.</text:span><text:span text:style-name="T141">)</text:span><text:span text:style-name="T144">.</text:span><text:span text:style-name="T132"> </text:span><text:span text:style-name="T145">Due to the lack of a fallback system, automated runtime updates will be disabled. They will instead be performed during scheduled updates periods </text:span><text:span text:style-name="T146">along with all other updates. </text:span><text:span text:style-name="T147">This can be accomplished</text:span><text:span text:style-name="T132"> </text:span><text:span text:style-name="T148">through technologies such as containerisation or </text:span><text:span text:style-name="T149">other types of</text:span><text:span text:style-name="T148"> virtualisation</text:span><text:span text:style-name="T140"> </text:span><text:span text:style-name="T150">(Dirk Merkel, </text:span><text:span text:style-name="T151">2014</text:span><text:span text:style-name="T150">)</text:span><text:span text:style-name="T132">. </text:span></text:p>
      <text:p text:style-name="P49"/>
      <text:p text:style-name="P51">With this, we can carry out updates and patches manually, test for vulnerabilities <text:span text:style-name="T152">with open source tools such as OpenVAS </text:span><text:span text:style-name="T153">(</text:span><text:span text:style-name="T154">Greenbone</text:span><text:span text:style-name="T155">, </text:span><text:span text:style-name="T154">n.d.</text:span><text:span text:style-name="T153">), </text:span><text:span text:style-name="T156">or Lynis</text:span>, all the while the VPS is still providing its service. </text:p>
      <text:p text:style-name="P52"><text:span text:style-name="T157">To further increase security and </text:span><text:span text:style-name="T158">minimise the impact of unforeseen factors, a full backup of the VPS </text:span><text:span text:style-name="T159">will</text:span><text:span text:style-name="T158"> be made to a removable media. </text:span><text:span text:style-name="T160">This ensures that even if </text:span><text:span text:style-name="T161">the patches fail due to unknown factors, </text:span><text:span text:style-name="T162">the VPS can still be rolled back to the last working version. </text:span><text:span text:style-name="T163">Critical security patches should be applied </text:span><text:span text:style-name="T164">within</text:span><text:span text:style-name="T163"> </text:span><text:span text:style-name="T165">24 hours</text:span><text:span text:style-name="T163"> </text:span><text:span text:style-name="T166">(</text:span><text:span text:style-name="T167">National Cyber Security Centre</text:span><text:span text:style-name="T168">, </text:span><text:span text:style-name="T167">2024, </text:span><text:span text:style-name="T169">Guidance(1):</text:span><text:span text:style-name="T170">Updating when exploitation is rife</text:span><text:span text:style-name="T166">).</text:span></text:p>
      <text:p text:style-name="P53"/>
      <text:p text:style-name="P54">Given the budget constraints, vulnerability scanning will be carried out using <text:span text:style-name="T171">the</text:span><text:span text:style-name="T172"> open-source tool</text:span> <text:span text:style-name="T173">Lynis</text:span>. <text:span text:style-name="T174">Scanning will encompass </text:span><text:span text:style-name="T175">both </text:span><text:span text:style-name="T174">application code and third-party dependencies. </text:span><text:span text:style-name="T176">In line with the guidance from the National Cyber Security Centre, scanning should be performed on a regular and risk-based basis (National Cyber Security Centre, 2024, Guidance: </text:span><text:span text:style-name="T177">Implementing this guidance</text:span><text:span text:style-name="T176">). </text:span><text:span text:style-name="T178">A baseline frequency of one week will be adopted.</text:span></text:p>
      <text:p text:style-name="P55">To minimise disruption of rescue operations, scans will be scheduled at times of low activity, and where possible, when there have not been any active rescue operations over a fixed <text:span text:style-name="T179">period of time (e.g. 30 minutes). </text:span><text:span text:style-name="T180">This approach balances </text:span><text:span text:style-name="T181">service availability with security assurance needs.</text:span></text:p>
      <text:p text:style-name="P56"/>
      <text:p text:style-name="P57">In addition to the above, when:</text:p>
      <text:p text:style-name="P57">a) A critical vulnerability is disclosed in a library RescueNet depends on:</text:p>
      <text:list text:style-name="L3">
        <text:list-item>
          <text:p text:style-name="P58">A critical vulnerability scan will be performed without undue delay using <text:span text:style-name="T182">Lynis</text:span>,</text:p>
        </text:list-item>
        <text:list-item>
          <text:p text:style-name="P59">Alternative libraries will be researched and implemented, or, where that is not possible, <text:span text:style-name="T183">the library will be rolled back to the last stable version.</text:span></text:p>
        </text:list-item>
      </text:list>
      <text:p text:style-name="P57">b) An integrated third-party API announces a breaking change or depr<text:span text:style-name="T184">e</text:span>cation:</text:p>
      <text:list text:style-name="L4">
        <text:list-item>
          <text:p text:style-name="P60">Any risks resulting from the changes or deprecation will be mitigated <text:span text:style-name="T185">by the implementation of a circuit breaker pattern </text:span><text:span text:style-name="T186">(</text:span><text:span text:style-name="T185">Sam L</text:span><text:span text:style-name="T186">i</text:span><text:span text:style-name="T187">, </text:span><text:span text:style-name="T185">2024</text:span><text:span text:style-name="T186">).</text:span></text:p>
        </text:list-item>
      </text:list>
      <text:p text:style-name="P57">c) A third-party service <text:span text:style-name="T188">(a data processor)</text:span> suffers a data breach:</text:p>
      <text:list text:style-name="L5">
        <text:list-item>
          <text:p text:style-name="P61"><text:soft-page-break/>In line with <text:span text:style-name="T189">article 33(1) </text:span><text:span text:style-name="T190">(GDPR, 2018)</text:span>, Information Commisioner’s Office will be notified without undue delay, <text:span text:style-name="T191">or, when that is not possible, within 72 hours.</text:span></text:p>
        </text:list-item>
        <text:list-item>
          <text:p text:style-name="P62">Data subjects will be notified without undue delay in line with article 34(1) (<text:span text:style-name="T3">GDPR, 2018).</text:span></text:p>
        </text:list-item>
        <text:list-item>
          <text:p text:style-name="P63">We shall document the data breach, comprising the facts relating to the breach, and its effects and the remedial action taken in line with Article 33(5) <text:span text:style-name="T3">(GDPR, 2018).</text:span></text:p>
        </text:list-item>
      </text:list>
      <text:p text:style-name="P57"/>
      <text:p text:style-name="P64"/>
      <text:p text:style-name="P64"/>
      <text:p text:style-name="P65"><text:span text:style-name="T49">2</text:span><text:span text:style-name="T18">(</text:span><text:span text:style-name="T192">c</text:span>) – <text:span text:style-name="T192">Incident Response</text:span></text:p>
      <text:p text:style-name="P65"/>
      <text:list text:style-name="L6">
        <text:list-item>
          <text:p text:style-name="P66">Incident Response Plan</text:p>
        </text:list-item>
      </text:list>
      <text:list xml:id="list3528336990" text:style-name="L7">
        <text:list-item>
          <text:list>
            <text:list-item>
              <text:p text:style-name="P67">Detection</text:p>
              <text:list>
                <text:list-item>
                  <text:p text:style-name="P68">Depending on the incident, discovery happens through either monitoring alerts, user reports, third-party entity announcements, or the use of automated tools – in this case, our monitoring tool Uptime Kuma. </text:p>
                </text:list-item>
              </text:list>
            </text:list-item>
            <text:list-item>
              <text:p text:style-name="P67">Triage</text:p>
              <text:list>
                <text:list-item>
                  <text:p text:style-name="P69"><text:span text:style-name="T193">Incident severity is assessed by ou</text:span><text:span text:style-name="T194">r</text:span><text:span text:style-name="T193"> </text:span><text:span text:style-name="T195">i</text:span><text:span text:style-name="T193">ncident manager </text:span><text:span text:style-name="T195">(or incident ‘commander’)</text:span><text:span text:style-name="T193">; our volunteer developer, </text:span><text:span text:style-name="T196">or, where possible, our automated system </text:span><text:span text:style-name="T197">with</text:span><text:span text:style-name="T196"> Uptime Kuma</text:span><text:span text:style-name="T193">. </text:span><text:span text:style-name="T198">We define the following incident severity levels </text:span><text:span text:style-name="T199">(</text:span><text:span text:style-name="T200">Chrissy Kidd,</text:span><text:span text:style-name="T201"> </text:span><text:span text:style-name="T200">2022)</text:span><text:span text:style-name="T198">: </text:span></text:p>
                </text:list-item>
              </text:list>
            </text:list-item>
          </text:list>
        </text:list-item>
      </text:list>
      <text:list text:style-name="L8">
        <text:list-item>
          <text:list>
            <text:list-item>
              <text:list>
                <text:list-item>
                  <text:list>
                    <text:list-item>
                      <text:p text:style-name="P70">This is the most severe level, reserved for <text:span text:style-name="T202">significant</text:span> incidents that affect a large number of users.</text:p>
                    </text:list-item>
                    <text:list-item>
                      <text:p text:style-name="P70">This level describes a<text:span text:style-name="T202">n</text:span> incident <text:span text:style-name="T202">that causes errors, minor problems for users, or a heavy system load.</text:span></text:p>
                    </text:list-item>
                    <text:list-item>
                      <text:p text:style-name="P71">Low severity level incident that causes minor problems or bugs in the system.</text:p>
                    </text:list-item>
                  </text:list>
                </text:list-item>
              </text:list>
            </text:list-item>
          </text:list>
        </text:list-item>
      </text:list>
      <text:list text:continue-list="list3528336990" text:style-name="L7">
        <text:list-item>
          <text:list>
            <text:list-item>
              <text:p text:style-name="P67">Communication</text:p>
              <text:list>
                <text:list-item>
                  <text:p text:style-name="P72">In case of a level 1 severity incident, all users are notified without undue delay, and information commissioner’s office may be notified as well. <text:span text:style-name="T203">Our developer gets notified of all incidents </text:span><text:span text:style-name="T204">via email and/or the web interface</text:span>. Communication is done via email. </text:p>
                </text:list-item>
              </text:list>
            </text:list-item>
            <text:list-item>
              <text:p text:style-name="P67">Containment <text:span text:style-name="T205">and Resolution</text:span></text:p>
              <text:list>
                <text:list-item>
                  <text:p text:style-name="P73">Depending on the type of incident, containment might take the form of a <text:span text:style-name="T206">circuit</text:span> breaker <text:span text:style-name="T206">pattern, </text:span></text:p>
                </text:list-item>
              </text:list>
            </text:list-item>
            <text:list-item>
              <text:p text:style-name="P67">Post-Incident Revie<text:span text:style-name="T207">w</text:span><text:span text:style-name="T208"> </text:span></text:p>
            </text:list-item>
          </text:list>
        </text:list-item>
      </text:list>
      <text:p text:style-name="P74"/>
      <text:p text:style-name="P74"/>
      <text:p text:style-name="P74"/>
      <text:p text:style-name="P75"/>
      <text:p text:style-name="P76"/>
      <text:p text:style-name="P76"/>
      <text:p text:style-name="P76"/>
      <text:p text:style-name="P77"/>
      <text:p text:style-name="P24"/>
      <text:p text:style-name="P24"/>
      <text:list text:style-name="WWNum5">
        <text:list-item text:start-value="1">
          <text:p text:style-name="P78">Currently hosted on a single VPS (Virtual Private Server) running Ubuntu, with a PostgreSQL database on the same machine. The VPS costs the charity approximately £25/month.</text:p>
        </text:list-item>
        <text:list-item>
          <text:p text:style-name="P78"><text:soft-page-break/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79"/>
      <text:p text:style-name="P24"/>
      <text:p text:style-name="P80">References</text:p>
      <text:p text:style-name="P81"><text:span text:style-name="Strong_20_Emphasis"><text:span text:style-name="T209">GD</text:span></text:span><text:span text:style-name="Strong_20_Emphasis"><text:span text:style-name="T210">P</text:span></text:span><text:span text:style-name="Strong_20_Emphasis"><text:span text:style-name="T209">R</text:span></text:span><text:span text:style-name="T211"> (</text:span>2018<text:span text:style-name="T211">) </text:span><text:span text:style-name="Emphasis"><text:span text:style-name="T211">General Data Protection Regulation.</text:span></text:span><text:span text:style-name="T211"> Available at: </text:span><text:a xlink:type="simple" xlink:href="https://gdpr-info.eu/" text:style-name="Internet_20_link" text:visited-style-name="Visited_20_Internet_20_Link"><text:span text:style-name="T211">https://gdpr-info.eu/</text:span></text:a><text:span text:style-name="T211"> (</text:span><text:span text:style-name="T212">Accessed: </text:span><text:span text:style-name="T213">5 </text:span><text:span text:style-name="T212"><text:s/></text:span><text:span text:style-name="T213">May</text:span><text:span text:style-name="T212"> 2026</text:span><text:span text:style-name="T211">).</text:span></text:p>
      <text:p text:style-name="P82"><text:span text:style-name="Strong_20_Emphasis">Data Protection Act 2018</text:span> (2018) <text:span text:style-name="Emphasis">c.12.</text:span> London: The Stationery Office. <text:span text:style-name="T214">Available at: </text:span><text:a xlink:type="simple" xlink:href="https://www.legislation.gov.uk/ukpga/2018/12" text:style-name="Internet_20_link" text:visited-style-name="Visited_20_Internet_20_Link"><text:span text:style-name="T214">https://www.legislation.gov.uk/ukpga/2018/12</text:span></text:a><text:span text:style-name="T214"> </text:span><text:span text:style-name="T215">(Accessed: </text:span><text:span text:style-name="T216">5 May</text:span><text:span text:style-name="T215"> 2026).</text:span></text:p>
      <text:p text:style-name="P83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215">Accessed: </text:span><text:span text:style-name="T216">5</text:span><text:span text:style-name="T215"> </text:span><text:span text:style-name="T216">May</text:span><text:span text:style-name="T215"> 2026</text:span>).</text:p>
      <text:p text:style-name="P84">National Cyber Security Centre <text:span text:style-name="T217">(2021) </text:span><text:span text:style-name="T218">Top tips for staying secure online.</text:span><text:span text:style-name="T217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217">https://www.ncsc.gov.uk/collection/top-tips-for-staying-secure-online/always-back-up-your-most-important-data#section_3</text:span></text:a><text:span text:style-name="T217"> (Accessed 5 May 2026).</text:span></text:p>
      <text:p text:style-name="P85">National Cyber Security Centre <text:span text:style-name="T217">(2024) </text:span><text:span text:style-name="T218">Vulnerability management</text:span><text:span text:style-name="T217">. Available at: </text:span><text:a xlink:type="simple" xlink:href="https://www.ncsc.gov.uk/collection/vulnerability-management" text:style-name="Internet_20_link" text:visited-style-name="Visited_20_Internet_20_Link"><text:span text:style-name="T217">https://www.ncsc.gov.uk/collection/vulnerability-management</text:span></text:a><text:span text:style-name="T217"> </text:span><text:span text:style-name="T219">(Accessed: 6 May 2026).</text:span></text:p>
      <text:p text:style-name="P86"><text:span text:style-name="T220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87">Rubber Duck Debugging <text:span text:style-name="T217">(n.d.) </text:span><text:span text:style-name="T218">Debugging Software with a Rubber Ducky. </text:span><text:span text:style-name="T221">Available at: </text:span><text:a xlink:type="simple" xlink:href="https://rubberduckdebugging.com/" text:style-name="Internet_20_link" text:visited-style-name="Visited_20_Internet_20_Link"><text:span text:style-name="T221">https://rubberduckdebugging.com/</text:span></text:a><text:span text:style-name="T221"> (Accessed: 5 May 2026)</text:span></text:p>
      <text:p text:style-name="P88"><text:span text:style-name="T222">Luka Netzler, Brian Lovell</text:span><text:span text:style-name="T223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89">Christoph Bamberg, Julia Reinchenberger, Jens Blechert <text:span text:style-name="T217">(2025) </text:span><text:span text:style-name="T218">Stable cognitive performance while adapting to intermittent fasting: A randomised controlled trial</text:span><text:span text:style-name="T221">. Available at: </text:span><text:a xlink:type="simple" xlink:href="https://journals.sagepub.com/doi/10.1177/13591053251351204" text:style-name="Internet_20_link" text:visited-style-name="Visited_20_Internet_20_Link"><text:span text:style-name="T221">https://journals.sagepub.com/doi/10.1177/13591053251351204</text:span></text:a><text:span text:style-name="T221"> (Accessed: 5 May 2026).</text:span></text:p>
      <text:p text:style-name="P90"><text:span text:style-name="Strong_20_Emphasis">Information Commissioner’s Office (ICO)</text:span> (2024<text:span text:style-name="T224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215">Accessed: </text:span><text:span text:style-name="T225">5 May </text:span><text:span text:style-name="T215">2026</text:span>).</text:p>
      <text:p text:style-name="P90"/>
      <text:p text:style-name="P91">Sam L<text:span text:style-name="T226">i</text:span> <text:span text:style-name="T217">(2024) </text:span><text:span text:style-name="T218">Ma</text:span><text:span text:style-name="T218">stering Third-Party Integrations: Strategies for Reliable, Secure, and Scalable API Management. </text:span><text:span text:style-name="T227">Available at: </text:span><text:a xlink:type="simple" xlink:href="https://wslisam.medium.com/mastering-third-party-integrations-strategies-for-reliable-secure-and-scalable-api-management-97ebfb83f7b8" text:style-name="Internet_20_link" text:visited-style-name="Visited_20_Internet_20_Link"><text:span text:style-name="T227">https://wslisam.medium.com/mastering-third-party-integrations-strategies-for-reliable-secure-and-scalable-api-management-97ebfb83f7b8</text:span></text:a><text:span text:style-name="T227"> (Accessed: 6 May 2026)</text:span></text:p>
      <text:p text:style-name="P92"/>
      <text:p text:style-name="P93">Chrissy Kidd <text:span text:style-name="T217">(2022) </text:span><text:span text:style-name="T218">Incident Severity Levels 1-5 Explained. </text:span><text:span text:style-name="T221">Available at: </text:span><text:a xlink:type="simple" xlink:href="https://www.splunk.com/en_us/blog/learn/incident-severity-levels.html" text:style-name="Internet_20_link" text:visited-style-name="Visited_20_Internet_20_Link"><text:span text:style-name="T221">https://www.splunk.com/en_us/blog/learn/incident-severity-levels.html</text:span></text:a><text:span text:style-name="T221"> (Accessed: 6 May 2026)</text:span></text:p>
      <text:p text:style-name="P94">Dominik H Pesta, Varman T Samuel <text:span text:style-name="T217">(2014) </text:span><text:span text:style-name="T218">A high-protein diet for reducing body fat: mechanisms and possible caveats.</text:span><text:span text:style-name="T217"> Available at: </text:span><text:a xlink:type="simple" xlink:href="https://link.springer.com/article/10.1186/1743-7075-11-53" text:style-name="Internet_20_link" text:visited-style-name="Visited_20_Internet_20_Link"><text:span text:style-name="T217">https://link.springer.com/article/10.1186/1743-7075-11-53</text:span></text:a><text:span text:style-name="T217"> (Accessed: 5 May 2026).</text:span></text:p>
      <text:p text:style-name="P95"/>
      <text:p text:style-name="P96">Craig A. Williamson, Jari J. Morganti, Hannah E. Smithson <text:span text:style-name="T217">(2023) </text:span><text:span text:style-name="T218">Bright-light distractions and visual performance</text:span><text:span text:style-name="T217">. Available at: </text:span><text:a xlink:type="simple" xlink:href="https://www.frontiersin.org/journals/psychology/articles/10.3389/fpsyg.2023.1088975/full" text:style-name="Internet_20_link" text:visited-style-name="Visited_20_Internet_20_Link"><text:span text:style-name="T217">https://www.frontiersin.org/journals/psychology/articles/10.3389/fpsyg.2023.1088975/full</text:span></text:a><text:span text:style-name="T217"> (Accessed: 5 May 2026).</text:span></text:p>
      <text:p text:style-name="P97"/>
      <text:p text:style-name="P98">Ning Ding, Daniel Wagner, Xiaomeng Chen, Abhinav Pathak, Y. Charlie Hu, Andrew Rice <text:span text:style-name="T217">(2013) </text:span><text:span text:style-name="T218">Characterizing and modeling the impact of wireless signal strength on smartphone battery drain. </text:span><text:span text:style-name="T221">Available at: </text:span><text:a xlink:type="simple" xlink:href="https://dl.acm.org/doi/10.1145/2494232.2466586" text:style-name="Internet_20_link" text:visited-style-name="Visited_20_Internet_20_Link"><text:span text:style-name="T221">https://dl.acm.org/doi/10.1145/2494232.2466586</text:span></text:a><text:span text:style-name="T221"> (Accessed: 5 May 2026)</text:span></text:p>
      <text:p text:style-name="P99"/>
      <text:p text:style-name="P100">The Postman Team <text:span text:style-name="T217">(2025) </text:span><text:span text:style-name="T218">What are HTTP status codes? Complete Guide for API Developers</text:span><text:span text:style-name="T217">. Available at: </text:span><text:a xlink:type="simple" xlink:href="https://blog.postman.com/what-are-http-status-codes/" text:style-name="Internet_20_link" text:visited-style-name="Visited_20_Internet_20_Link"><text:span text:style-name="T217">https://blog.postman.com/what-are-http-status-codes/</text:span></text:a><text:span text:style-name="T217"> (Accessed: 6 May 2026)</text:span></text:p>
      <text:p text:style-name="P101"/>
      <text:p text:style-name="P102">Ubuntu <text:span text:style-name="T217">(n.d.) </text:span><text:span text:style-name="T218">Vulnerability management tools in Ubuntu.</text:span><text:span text:style-name="T221"> Available at: </text:span><text:a xlink:type="simple" xlink:href="https://ubuntu.com/security/vulnerability-management" text:style-name="Internet_20_link" text:visited-style-name="Visited_20_Internet_20_Link"><text:span text:style-name="T221">https://ubuntu.com/security/vulnerability-management</text:span></text:a><text:span text:style-name="T221"> (Accessed: 6 May 2026)</text:span></text:p>
      <text:p text:style-name="P103"/>
      <text:p text:style-name="P104">Trevor Atkins <text:span text:style-name="T217">(2002) </text:span><text:span text:style-name="T218">Create a Lightweight Testing Framework. </text:span><text:span text:style-name="T217">Available at: </text:span><text:a xlink:type="simple" xlink:href="https://thinktesting.com/articles/a-lightweight-testing-framework/" text:style-name="Internet_20_link" text:visited-style-name="Visited_20_Internet_20_Link"><text:span text:style-name="T217">https://thinktesting.com/articles/a-lightweight-testing-framework/</text:span></text:a><text:span text:style-name="T217"> (Accessed: 6 May 2026)</text:span></text:p>
      <text:p text:style-name="P105"/>
      <text:p text:style-name="P106">CESG <text:span text:style-name="T217">(2014) </text:span><text:span text:style-name="T218">Implementing the cloud security principles. </text:span><text:span text:style-name="T217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217">https://www.gov.uk/government/publications/implementing-the-cloud-security-principles/implementing-the-cloud-security-principles</text:span></text:a><text:span text:style-name="T217"> (Accessed: 6 May 2026)</text:span></text:p>
      <text:p text:style-name="P107"/>
      <text:p text:style-name="P107"/>
      <text:p text:style-name="P108"><text:span text:style-name="T220">Dirk Merkel</text:span> (<text:span text:style-name="T228">2014</text:span>) <text:span text:style-name="T3">Docker: Lightweight Linux Containers for Consistent Development and</text:span></text:p>
      <text:p text:style-name="P109">Deployment. <text:span text:style-name="T223">Available at: </text:span><text:a xlink:type="simple" xlink:href="https://www.seltzer.com/margo/teaching/CS508.19/papers/merkel14.pdf" text:style-name="Internet_20_link" text:visited-style-name="Visited_20_Internet_20_Link"><text:span text:style-name="T223">https://www.seltzer.com/margo/teaching/CS508.19/papers/merkel14.pdf</text:span></text:a><text:span text:style-name="T223"> (Accessed: 6 May 2026)</text:span></text:p>
      <text:p text:style-name="P108"/>
      <text:p text:style-name="P110">Orca <text:span text:style-name="T217">(n.d.) </text:span><text:span text:style-name="T218">Patch Management. </text:span><text:span text:style-name="T217">Available at: </text:span><text:a xlink:type="simple" xlink:href="https://orca.security/glossary/patch-management/" text:style-name="Internet_20_link" text:visited-style-name="Visited_20_Internet_20_Link"><text:span text:style-name="T217">https://orca.security/glossary/patch-management/</text:span></text:a><text:span text:style-name="T217"> (Accessed: 6 May 2026)</text:span></text:p>
      <text:p text:style-name="P111"/>
      <text:p text:style-name="P112">Mak Ulac <text:span text:style-name="T217">(2026)</text:span><text:span text:style-name="T218"> </text:span><text:span text:style-name="T229">Top Linux Vulnerability Scanners in 2026: A Guide to Open-Source Security Tools</text:span><text:span text:style-name="T217">. Available at: </text:span><text:a xlink:type="simple" xlink:href="https://linuxsecurity.com/features/top-6-vulnerability-scanning-tools" text:style-name="Internet_20_link" text:visited-style-name="Visited_20_Internet_20_Link"><text:span text:style-name="T217">https://linuxsecurity.com/features/top-6-vulnerability-scanning-tools</text:span></text:a><text:span text:style-name="T217"> (Accessed: 6 May 2026)</text:span></text:p>
      <text:p text:style-name="P113"/>
      <text:p text:style-name="P114">Greenbone <text:span text:style-name="T217">(n.d.) </text:span><text:span text:style-name="T218">OPENVAS by Greenbone. </text:span><text:span text:style-name="T230">Available at: </text:span><text:a xlink:type="simple" xlink:href="https://www.openvas.org/" text:style-name="Internet_20_link" text:visited-style-name="Visited_20_Internet_20_Link"><text:span text:style-name="T230">https://www.openvas.org/</text:span></text:a><text:span text:style-name="T230"> (Accessed: 6 May 2026).</text:span></text:p>
      <text:p text:style-name="P115"/>
      <text:p text:style-name="P115"/>
      <text:p text:style-name="P115">https://www.ncsc.gov.uk/collection/vulnerability-management/guidance/policy-update-by-defau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8:29:45.102339567</dc:date>
    <meta:editing-duration>PT18H38M54S</meta:editing-duration>
    <meta:editing-cycles>503</meta:editing-cycles>
    <meta:document-statistic meta:table-count="0" meta:image-count="0" meta:object-count="0" meta:page-count="7" meta:paragraph-count="103" meta:word-count="2622" meta:character-count="18502" meta:non-whitespace-character-count="15989"/>
  </office:meta>
</office:document-meta>
</file>